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9000001DDA5280B360C9B9EB2.png" manifest:media-type="image/png"/>
  <manifest:file-entry manifest:full-path="Pictures/10000201000001FE0000019F22E9C976BBDE0725.png" manifest:media-type="image/png"/>
  <manifest:file-entry manifest:full-path="Pictures/10000201000001950000007CC3268C016C192E29.png" manifest:media-type="image/png"/>
  <manifest:file-entry manifest:full-path="Pictures/10000201000001940000018A8FABD56FC10C3925.png" manifest:media-type="image/png"/>
  <manifest:file-entry manifest:full-path="Pictures/1000000000000020000000204B249CA79A42C6D7.png" manifest:media-type="image/png"/>
  <manifest:file-entry manifest:full-path="Pictures/1000020100000196000001760F7E4AAD4FB960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45cm" fo:min-width="3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77cm" svg:height="2.742cm" svg:x="2cm" svg:y="1.7cm">
          <draw:image xlink:href="Pictures/1000020100000196000001760F7E4AAD4FB96053.png" xlink:type="simple" xlink:show="embed" xlink:actuate="onLoad" loext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bsolute</text:p>
            <text:p text:style-name="P1"><text:s/>encoder</text:p>
          </draw:image>
        </draw:frame>
        <draw:frame draw:style-name="gr1" draw:text-style-name="P1" draw:layer="layout" svg:width="2.977cm" svg:height="2.742cm" svg:x="5.823cm" svg:y="2.158cm">
          <draw:image xlink:href="Pictures/1000020100000196000001760F7E4AAD4FB96053.png" xlink:type="simple" xlink:show="embed" xlink:actuate="onLoad" loext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Incremental </text:p>
            <text:p text:style-name="P1">encoder</text:p>
          </draw:image>
        </draw:frame>
        <draw:frame draw:style-name="gr2" draw:text-style-name="P1" draw:layer="layout" svg:width="3.076cm" svg:height="3cm" svg:x="6.8cm" svg:y="15.5cm">
          <draw:image xlink:href="Pictures/10000201000001940000018A8FABD56FC10C3925.png" xlink:type="simple" xlink:show="embed" xlink:actuate="onLoad" loext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otor</text:p>
          </draw:image>
        </draw:frame>
        <draw:g>
          <draw:frame draw:style-name="gr2" draw:text-style-name="P1" draw:layer="layout" svg:width="2.348cm" svg:height="1.91cm" svg:x="10.4cm" svg:y="1.59cm">
            <draw:image xlink:href="Pictures/10000201000001FE0000019F22E9C976BBDE0725.png" xlink:type="simple" xlink:show="embed" xlink:actuate="onLoad" loext:mime-type="image/png">
              <text:p text:style-name="P1"/>
            </draw:image>
          </draw:frame>
          <draw:frame draw:style-name="gr2" draw:text-style-name="P1" draw:layer="layout" svg:width="2.348cm" svg:height="1.91cm" svg:x="11.9cm" svg:y="1.79cm">
            <draw:image xlink:href="Pictures/10000201000001FE0000019F22E9C976BBDE0725.png" xlink:type="simple" xlink:show="embed" xlink:actuate="onLoad" loext:mime-type="image/png">
              <text:p text:style-name="P1"/>
              <text:p text:style-name="P1"/>
              <text:p text:style-name="P1"/>
              <text:p text:style-name="P1"/>
              <text:p text:style-name="P1"/>
              <text:p text:style-name="P1">NTC X2 </text:p>
              <text:p text:style-name="P1">temperatura sensor</text:p>
            </draw:image>
          </draw:frame>
        </draw:g>
        <draw:g>
          <draw:frame draw:style-name="gr2" draw:text-style-name="P1" draw:layer="layout" svg:width="3.956cm" svg:height="3.737cm" svg:x="19.7cm" svg:y="0.663cm">
            <draw:image xlink:href="Pictures/10000201000001F9000001DDA5280B360C9B9EB2.png" xlink:type="simple" xlink:show="embed" xlink:actuate="onLoad" loext:mime-type="image/png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1-WIRE X10</text:p>
              <text:p text:style-name="P1">temperature </text:p>
              <text:p text:style-name="P1">sensor network</text:p>
            </draw:image>
          </draw:frame>
          <draw:frame draw:style-name="gr3" draw:text-style-name="P1" draw:layer="layout" svg:width="2.856cm" svg:height="2.698cm" svg:x="19.356cm" svg:y="1.302cm">
            <draw:image xlink:href="Pictures/10000201000001F9000001DDA5280B360C9B9EB2.png" xlink:type="simple" xlink:show="embed" xlink:actuate="onLoad" loext:mime-type="image/png">
              <text:p/>
            </draw:image>
          </draw:frame>
          <draw:frame draw:style-name="gr3" draw:text-style-name="P1" draw:layer="layout" svg:width="2.856cm" svg:height="2.698cm" svg:x="17.8cm" svg:y="1.704cm">
            <draw:image xlink:href="Pictures/10000201000001F9000001DDA5280B360C9B9EB2.png" xlink:type="simple" xlink:show="embed" xlink:actuate="onLoad" loext:mime-type="image/png">
              <text:p/>
            </draw:image>
          </draw:frame>
          <draw:frame draw:style-name="gr3" draw:text-style-name="P1" draw:layer="layout" svg:width="2.856cm" svg:height="2.698cm" svg:x="16.5cm" svg:y="2.002cm">
            <draw:image xlink:href="Pictures/10000201000001F9000001DDA5280B360C9B9EB2.png" xlink:type="simple" xlink:show="embed" xlink:actuate="onLoad" loext:mime-type="image/png">
              <text:p/>
            </draw:image>
          </draw:frame>
        </draw:g>
        <draw:custom-shape draw:style-name="gr4" draw:text-style-name="P2" draw:layer="layout" svg:width="4.3cm" svg:height="2.7cm" svg:x="10.9cm" svg:y="7cm">
          <text:p text:style-name="P1">Servo Boar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cm" svg:height="2.7cm" svg:x="11cm" svg:y="11.1cm">
          <text:p text:style-name="P1">Power Board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413cm" svg:height="1.657cm" svg:x="19.6cm" svg:y="9cm">
          <draw:image xlink:href="Pictures/10000201000001950000007CC3268C016C192E2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729fcf" draw:fill-gradient-name="Gradient_20_2" draw:fill-hatch-name="Hatching_20_1" draw:fill-image-name="Bitmap_20_1" draw:auto-grow-width="fals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1T04:48:48.348089390</meta:creation-date>
    <dc:date>2020-01-31T12:58:44.804660636</dc:date>
    <meta:editing-duration>PT5H58M43S</meta:editing-duration>
    <meta:editing-cycles>3</meta:editing-cycles>
    <meta:generator>LibreOffice/6.1.5.2$Linux_X86_64 LibreOffice_project/10$Build-2</meta:generator>
    <meta:document-statistic meta:object-count="14"/>
  </office:meta>
</office:document-meta>
</file>